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ing_20_2">
      <style:paragraph-properties fo:text-align="center" style:justify-single-word="false"/>
    </style:style>
    <style:style style:name="P2" style:family="paragraph" style:parent-style-name="Text_20_body">
      <style:paragraph-properties fo:text-align="justify" style:justify-single-word="false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Text_20_body">
      <style:paragraph-properties fo:text-align="justify" style:justify-single-word="false"/>
      <style:text-properties style:text-underline-style="none"/>
    </style:style>
    <style:style style:name="P5" style:family="paragraph" style:parent-style-name="Heading_20_1">
      <style:paragraph-properties fo:text-align="center" style:justify-single-word="false"/>
      <style:text-properties fo:color="#00b6bd"/>
    </style:style>
    <style:style style:name="P6" style:family="paragraph" style:parent-style-name="Preformatted_20_Text">
      <style:paragraph-properties fo:text-align="justify" style:justify-single-word="false"/>
    </style:style>
    <style:style style:name="P7" style:family="paragraph" style:parent-style-name="Preformatted_20_Text">
      <style:paragraph-properties fo:margin-top="0cm" fo:margin-bottom="0.499cm" loext:contextual-spacing="false" fo:text-align="justify" style:justify-single-word="false"/>
    </style:style>
    <style:style style:name="P8" style:family="paragraph" style:parent-style-name="Quotations">
      <style:paragraph-properties fo:text-align="justify" style:justify-single-word="false"/>
    </style:style>
    <style:style style:name="T1" style:family="text">
      <style:text-properties fo:color="#00b6b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5" text:outline-level="1">¿Que és realmente Slim 3?</text:h>
      <text:p text:style-name="P3"><text:span text:style-name="T1"/></text:p>
      <text:p text:style-name="Text_20_body">Slim es en realidad un microframework para PHP y nos permite escribir aplicaciones y APIs de forma muy rápida y con muy poco código. No tiene la potencia de sus hermanos mayores (Laravel, Symfony, KumbiaPHP, …) pero cumple bien su cometido. Y como buen framework, podemos vitaminarlo para aumentar sus funcionalidades, como dotarlo de un ORM con conexión a BDD, un gestor de templates como Twig, … no ha límite.</text:p>
      <text:p text:style-name="Text_20_body">Otra ventaja es que existen en <text:a xlink:type="simple" xlink:href="https://github.com/" text:style-name="Internet_20_link" text:visited-style-name="Visited_20_Internet_20_Link">GitHub</text:a>  varios proyectos basados en Slim que nos permiten tener un proyecto base en cuestión de minutos y empezar a programar nuestra aplicación.<text:line-break/>El más básico es <text:a xlink:type="simple" xlink:href="http://github.com/slimphp/Slim-Skeleton" text:style-name="Internet_20_link" text:visited-style-name="Visited_20_Internet_20_Link">Slim 3 Skeleton</text:a>, del que hablaremos en una próxima entrada.</text:p>
      <text:p text:style-name="Text_20_body"/>
      <text:h text:style-name="P5" text:outline-level="1">Lo malo de Slim 3</text:h>
      <text:p text:style-name="P3"><text:span text:style-name="T1"/></text:p>
      <text:p text:style-name="Text_20_body">Como he dicho, no tiene la potencia de otros frameworks, por lo que si queremos usarlo al mismo nivel, tendremos que currarnoslo bastante. De primeras estoy buscando como montar sesiones y sistema de autenticación para una aplicación web sin tenerlo que montar todo por mi cuenta. Si tengo que hacer esto me vuelvo a Laravel.</text:p>
      <text:p text:style-name="Text_20_body">Por otro lado tenemos la documentación. El framework dispone de buena documentación en su página oficial, pero aparte de eso la mayoría de la tutoriales y guías que veo por internet están orientadas a usar el framework como API REST. Posiblemente desanime a muchos que empiecen con este framework, salvo que quieran hacer precisamente un API.</text:p>
      <text:p text:style-name="P2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Courier New" style:font-family-asian="'Courier New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8T09:02:19.293798016</meta:creation-date>
    <dc:date>2018-01-08T10:23:58.447380788</dc:date>
    <meta:editing-duration>PT28S</meta:editing-duration>
    <meta:editing-cycles>1</meta:editing-cycles>
    <meta:document-statistic meta:table-count="0" meta:image-count="0" meta:object-count="0" meta:page-count="1" meta:paragraph-count="6" meta:word-count="234" meta:character-count="1373" meta:non-whitespace-character-count="1144"/>
    <meta:generator>LibreOffice/5.4.2.2$Linux_X86_64 LibreOffice_project/40m0$Build-2</meta:generator>
  </office:meta>
</office:document-meta>
</file>